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2025-01-15 0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2024-01-29 1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2023-01-1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2022-01-0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2021-01-13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2020-01-14 1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2019-01-29 1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2018-01-3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2017-10-1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2017-01-19 0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2016-01-07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2015-01-06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2014-03-1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2013-01-15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201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201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201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2009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2008-03-24 0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2007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2006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2005-03-01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200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200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200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200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200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1998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1996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199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199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199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199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199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199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198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1988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1987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1986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198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198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198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03</text:p>
          </table:table-cell>
          <table:table-cell office:value-type="string" calcext:value-type="string">
            <text:p>198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